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vnd.sun.star.script:Standard.TestMacro.main?language=Basic&amp;location=document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  <script:event-listener script:language="ooo:script" script:event-name="office:mail-merge" xlink:href=""/>
      <script:event-listener script:language="ooo:script" script:event-name="office:page-count-change" xlink:href=""/>
    </office:event-listeners>
  </office:scripts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is doc is chang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25$Build-8947</meta:generator>
    <meta:creation-date>2005-08-24T08:45:57</meta:creation-date>
    <dc:date>2005-08-24T10:57:57</dc:date>
    <dc:language>en-US</dc:language>
    <meta:editing-cycles>3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20"/>
  </office:meta>
</office:document-meta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'# TTMacro3: Bring up a messagebox

sub main

    msgbox "TTMacro3"
    
end sub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